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409A2379D050680FE5.png" manifest:media-type="image/png"/>
  <manifest:file-entry manifest:full-path="Pictures/100025750000188B0000069032E87CC3118FC8E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Hack" fo:font-size="80pt" fo:font-weight="bold" officeooo:rsid="00198d09" officeooo:paragraph-rsid="00198d09" style:font-size-asian="80pt" style:font-weight-asian="bold" style:font-size-complex="8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ack" fo:font-size="54pt" officeooo:rsid="00198d09" officeooo:paragraph-rsid="00198d09" style:font-size-asian="47.25pt" style:font-size-complex="54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98d09" officeooo:paragraph-rsid="00198d09" style:font-size-asian="80pt" style:font-size-complex="80pt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Hack" fo:font-size="12pt" fo:font-weight="bold" officeooo:rsid="001767da" style:font-size-asian="12pt" style:font-weight-asian="bold" style:font-size-complex="12pt" style:font-weight-complex="bold"/>
    </style:style>
    <style:style style:name="T3" style:family="text">
      <style:text-properties style:font-name="Hack" fo:font-weight="bold" style:font-weight-asian="bold" style:font-weight-complex="bold"/>
    </style:style>
    <style:style style:name="T4" style:family="text">
      <style:text-properties style:font-name="Hack" fo:font-weight="bold" officeooo:rsid="001767da" style:font-weight-asian="bold" style:font-weight-complex="bold"/>
    </style:style>
    <style:style style:name="T5" style:family="text">
      <style:text-properties style:font-name="Hack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Hack" fo:font-size="14pt" fo:font-weight="bold" officeooo:rsid="001767d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5.851cm" svg:y="1.106cm" svg:width="14cm" svg:height="3.739cm" draw:z-index="0"><draw:image xlink:href="Pictures/100025750000188B0000069032E87CC3118FC8E1.svg" xlink:type="simple" xlink:show="embed" xlink:actuate="onLoad" loext:mime-type="image/svg+xml"/><draw:image xlink:href="Pictures/10000201000000ED000000409A2379D050680FE5.png" xlink:type="simple" xlink:show="embed" xlink:actuate="onLoad"/></draw:frame></text:p>
      <text:p text:style-name="P4"/>
      <text:p text:style-name="P4"/>
      <text:p text:style-name="P3">VEGETARIAN</text:p>
      <text:p text:style-name="P5">GR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MT1" style:family="text">
      <style:text-properties style:font-name="Hack" fo:font-size="14pt" fo:font-weight="bold" style:font-size-asian="14pt" style:font-weight-asian="bold" style:font-size-complex="14pt" style:font-weight-complex="bold"/>
    </style:style>
    <style:style style:name="MT2" style:family="text">
      <style:text-properties style:font-name="Hack" fo:font-size="14pt" fo:font-weight="bold" officeooo:rsid="001767da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9:19:22.108633079</dc:date>
    <meta:editing-duration>PT26M43S</meta:editing-duration>
    <meta:editing-cycles>13</meta:editing-cycles>
    <meta:generator>LibreOffice/6.0.3.2$Linux_X86_64 LibreOffice_project/00m0$Build-2</meta:generator>
    <meta:document-statistic meta:table-count="0" meta:image-count="1" meta:object-count="0" meta:page-count="1" meta:paragraph-count="3" meta:word-count="9" meta:character-count="78" meta:non-whitespace-character-count="70"/>
  </office:meta>
</office:document-meta>
</file>